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00%"/>
      <style:text-properties fo:font-size="18pt" fo:font-weight="bold" officeooo:rsid="00145454" officeooo:paragraph-rsid="00145454" style:font-size-asian="18pt" style:font-weight-asian="bold" style:font-size-complex="18pt" style:font-weight-complex="bold"/>
    </style:style>
    <style:style style:name="P2" style:family="paragraph" style:parent-style-name="Standard" style:list-style-name="L1">
      <style:paragraph-properties fo:line-height="100%"/>
      <style:text-properties fo:font-size="16pt" officeooo:paragraph-rsid="00145454" style:font-size-asian="14pt" style:font-size-complex="16pt"/>
    </style:style>
    <style:style style:name="P3" style:family="paragraph" style:parent-style-name="Standard" style:list-style-name="L1">
      <style:paragraph-properties fo:line-height="100%"/>
      <style:text-properties fo:font-size="16pt" officeooo:rsid="00145454" officeooo:paragraph-rsid="00145454" style:font-size-asian="14pt" style:font-size-complex="16pt"/>
    </style:style>
    <style:style style:name="P4" style:family="paragraph" style:parent-style-name="Standard" style:list-style-name="L1">
      <style:paragraph-properties fo:line-height="100%"/>
      <style:text-properties fo:font-size="16pt" officeooo:rsid="00145454" officeooo:paragraph-rsid="001ac71a" style:font-size-asian="16pt" style:font-size-complex="16pt"/>
    </style:style>
    <style:style style:name="P5" style:family="paragraph" style:parent-style-name="Standard" style:list-style-name="L1">
      <style:paragraph-properties fo:line-height="100%"/>
      <style:text-properties fo:font-size="16pt" officeooo:rsid="00145454" officeooo:paragraph-rsid="002d863e" style:font-size-asian="16pt" style:font-size-complex="16pt"/>
    </style:style>
    <style:style style:name="P6" style:family="paragraph" style:parent-style-name="Standard" style:list-style-name="L1">
      <style:paragraph-properties fo:line-height="100%"/>
      <style:text-properties fo:font-size="16pt" officeooo:rsid="001c4834" officeooo:paragraph-rsid="001c4834" style:font-size-asian="16pt" style:font-size-complex="16pt"/>
    </style:style>
    <style:style style:name="P7" style:family="paragraph" style:parent-style-name="Standard" style:list-style-name="L1">
      <style:paragraph-properties fo:line-height="100%"/>
      <style:text-properties fo:font-size="16pt" officeooo:rsid="001bcc8b" officeooo:paragraph-rsid="001bcc8b" style:font-size-asian="16pt" style:font-size-complex="16pt"/>
    </style:style>
    <style:style style:name="P8" style:family="paragraph" style:parent-style-name="Standard" style:list-style-name="L1">
      <style:paragraph-properties fo:line-height="100%"/>
      <style:text-properties fo:font-size="16pt" officeooo:rsid="001620bb" officeooo:paragraph-rsid="001c4834" style:font-size-asian="16pt" style:font-size-complex="16pt"/>
    </style:style>
    <style:style style:name="P9" style:family="paragraph" style:parent-style-name="Standard" style:list-style-name="L1">
      <style:paragraph-properties fo:line-height="100%"/>
      <style:text-properties fo:font-size="16pt" officeooo:rsid="001620bb" officeooo:paragraph-rsid="001ac71a" style:font-size-asian="16pt" style:font-size-complex="16pt"/>
    </style:style>
    <style:style style:name="P10" style:family="paragraph" style:parent-style-name="Standard" style:list-style-name="L1">
      <style:paragraph-properties fo:line-height="100%"/>
      <style:text-properties fo:font-size="16pt" officeooo:rsid="001620bb" officeooo:paragraph-rsid="001a4aa8" style:font-size-asian="16pt" style:font-size-complex="16pt"/>
    </style:style>
    <style:style style:name="P11" style:family="paragraph" style:parent-style-name="Standard" style:list-style-name="L1">
      <style:paragraph-properties fo:line-height="100%"/>
      <style:text-properties fo:font-size="16pt" officeooo:rsid="001620bb" officeooo:paragraph-rsid="001620bb" style:font-size-asian="16pt" style:font-size-complex="16pt"/>
    </style:style>
    <style:style style:name="P12" style:family="paragraph" style:parent-style-name="Standard">
      <style:paragraph-properties fo:line-height="100%"/>
      <style:text-properties fo:font-size="16pt" officeooo:rsid="001620bb" officeooo:paragraph-rsid="001620bb" style:font-size-asian="16pt" style:font-size-complex="16pt"/>
    </style:style>
    <style:style style:name="P13" style:family="paragraph" style:parent-style-name="Standard">
      <style:paragraph-properties fo:line-height="100%"/>
      <style:text-properties fo:font-size="16pt" officeooo:rsid="001620bb" officeooo:paragraph-rsid="001cdf45" style:font-size-asian="16pt" style:font-size-complex="16pt"/>
    </style:style>
    <style:style style:name="P14" style:family="paragraph" style:parent-style-name="Standard" style:list-style-name="L1">
      <style:paragraph-properties fo:line-height="100%"/>
      <style:text-properties fo:font-size="16pt" officeooo:rsid="001cdf45" officeooo:paragraph-rsid="002c045b" style:font-size-asian="16pt" style:font-size-complex="16pt"/>
    </style:style>
    <style:style style:name="P15" style:family="paragraph" style:parent-style-name="Standard" style:list-style-name="L1">
      <style:paragraph-properties fo:line-height="100%"/>
      <style:text-properties fo:font-size="16pt" officeooo:rsid="00290c59" officeooo:paragraph-rsid="00290c59" style:font-size-asian="16pt" style:font-size-complex="16pt"/>
    </style:style>
    <style:style style:name="P16" style:family="paragraph" style:parent-style-name="Standard" style:list-style-name="L1">
      <style:paragraph-properties fo:line-height="100%"/>
      <style:text-properties fo:font-size="16pt" fo:font-weight="bold" officeooo:rsid="001c4834" officeooo:paragraph-rsid="001c4834" style:font-size-asian="16pt" style:font-weight-asian="bold" style:font-size-complex="16pt" style:font-weight-complex="bold"/>
    </style:style>
    <style:style style:name="P17" style:family="paragraph" style:parent-style-name="Standard" style:list-style-name="L1">
      <style:paragraph-properties fo:line-height="100%"/>
      <style:text-properties fo:font-size="16pt" fo:font-weight="bold" officeooo:rsid="001bcc8b" officeooo:paragraph-rsid="001bcc8b" style:font-size-asian="16pt" style:font-weight-asian="bold" style:font-size-complex="16pt" style:font-weight-complex="bold"/>
    </style:style>
    <style:style style:name="P18" style:family="paragraph" style:parent-style-name="Standard" style:list-style-name="L1">
      <style:paragraph-properties fo:line-height="100%"/>
      <style:text-properties fo:font-size="16pt" fo:font-weight="bold" officeooo:rsid="001ac71a" officeooo:paragraph-rsid="001ac71a" style:font-size-asian="16pt" style:font-weight-asian="bold" style:font-size-complex="16pt" style:font-weight-complex="bold"/>
    </style:style>
    <style:style style:name="P19" style:family="paragraph" style:parent-style-name="Standard" style:list-style-name="L1">
      <style:paragraph-properties fo:line-height="100%"/>
      <style:text-properties fo:font-size="14pt" officeooo:rsid="00168e30" officeooo:paragraph-rsid="00168e30" style:font-size-asian="14pt" style:font-size-complex="14pt"/>
    </style:style>
    <style:style style:name="P20" style:family="paragraph" style:parent-style-name="Standard" style:list-style-name="L1">
      <style:paragraph-properties fo:line-height="100%"/>
      <style:text-properties fo:font-size="14pt" officeooo:rsid="00168e30" officeooo:paragraph-rsid="001ac71a" style:font-size-asian="14pt" style:font-size-complex="14pt"/>
    </style:style>
    <style:style style:name="P21" style:family="paragraph" style:parent-style-name="Standard" style:list-style-name="L1">
      <style:paragraph-properties fo:line-height="100%"/>
      <style:text-properties fo:font-size="14pt" officeooo:rsid="00168e30" officeooo:paragraph-rsid="0020f7c7" style:font-size-asian="14pt" style:font-size-complex="14pt"/>
    </style:style>
    <style:style style:name="P22" style:family="paragraph" style:parent-style-name="Standard" style:list-style-name="L1">
      <style:paragraph-properties fo:line-height="100%"/>
      <style:text-properties fo:font-size="14pt" officeooo:rsid="0017f823" officeooo:paragraph-rsid="0017f823" style:font-size-asian="14pt" style:font-size-complex="14pt"/>
    </style:style>
    <style:style style:name="P23" style:family="paragraph" style:parent-style-name="Standard" style:list-style-name="L1">
      <style:paragraph-properties fo:line-height="100%"/>
      <style:text-properties fo:font-size="14pt" officeooo:rsid="00198172" officeooo:paragraph-rsid="00198172" style:font-size-asian="14pt" style:font-size-complex="14pt"/>
    </style:style>
    <style:style style:name="P24" style:family="paragraph" style:parent-style-name="Standard" style:list-style-name="L1">
      <style:paragraph-properties fo:line-height="100%"/>
      <style:text-properties fo:font-size="14pt" officeooo:rsid="00198172" officeooo:paragraph-rsid="001ac71a" style:font-size-asian="14pt" style:font-size-complex="14pt"/>
    </style:style>
    <style:style style:name="P25" style:family="paragraph" style:parent-style-name="Standard" style:list-style-name="L1">
      <style:paragraph-properties fo:line-height="100%"/>
      <style:text-properties fo:font-size="14pt" officeooo:rsid="001bcc8b" officeooo:paragraph-rsid="001bcc8b" style:font-size-asian="14pt" style:font-size-complex="14pt"/>
    </style:style>
    <style:style style:name="P26" style:family="paragraph" style:parent-style-name="Standard" style:list-style-name="L1">
      <style:paragraph-properties fo:line-height="100%"/>
      <style:text-properties fo:font-size="14pt" officeooo:rsid="001bcc8b" officeooo:paragraph-rsid="0027fde0" style:font-size-asian="14pt" style:font-size-complex="14pt"/>
    </style:style>
    <style:style style:name="P27" style:family="paragraph" style:parent-style-name="Standard" style:list-style-name="L1">
      <style:paragraph-properties fo:line-height="100%"/>
      <style:text-properties fo:font-size="14pt" officeooo:rsid="0027fde0" officeooo:paragraph-rsid="0027fde0" style:font-size-asian="14pt" style:font-size-complex="14pt"/>
    </style:style>
    <style:style style:name="P28" style:family="paragraph" style:parent-style-name="Standard" style:list-style-name="L1">
      <style:paragraph-properties fo:line-height="100%"/>
      <style:text-properties fo:font-size="14pt" officeooo:rsid="002ae998" officeooo:paragraph-rsid="002ae998" style:font-size-asian="14pt" style:font-size-complex="14pt"/>
    </style:style>
    <style:style style:name="P29" style:family="paragraph" style:parent-style-name="Standard" style:list-style-name="L1">
      <style:paragraph-properties fo:line-height="100%"/>
      <style:text-properties fo:font-size="14pt" officeooo:rsid="001cdf45" officeooo:paragraph-rsid="002c045b" style:font-size-asian="14pt" style:font-size-complex="14pt"/>
    </style:style>
    <style:style style:name="P30" style:family="paragraph" style:parent-style-name="Standard" style:list-style-name="L1">
      <style:paragraph-properties fo:line-height="100%"/>
      <style:text-properties fo:font-size="14pt" officeooo:rsid="00145454" officeooo:paragraph-rsid="002d863e" style:font-size-asian="14pt" style:font-size-complex="14pt"/>
    </style:style>
    <style:style style:name="P31" style:family="paragraph" style:parent-style-name="Standard" style:list-style-name="L1">
      <style:paragraph-properties fo:line-height="100%"/>
      <style:text-properties fo:font-size="14pt" fo:font-weight="bold" officeooo:rsid="001bcc8b" officeooo:paragraph-rsid="0027fde0" style:font-size-asian="14pt" style:font-weight-asian="bold" style:font-size-complex="14pt" style:font-weight-complex="bold"/>
    </style:style>
    <style:style style:name="P32" style:family="paragraph" style:parent-style-name="Standard" style:list-style-name="L1">
      <style:paragraph-properties fo:line-height="100%"/>
      <style:text-properties fo:font-size="14pt" fo:font-weight="bold" officeooo:rsid="00198172" officeooo:paragraph-rsid="001cdf45" style:font-size-asian="14pt" style:font-weight-asian="bold" style:font-size-complex="14pt" style:font-weight-complex="bold"/>
    </style:style>
    <style:style style:name="P33" style:family="paragraph" style:parent-style-name="Standard" style:list-style-name="L1">
      <style:paragraph-properties fo:line-height="100%"/>
      <style:text-properties fo:font-size="14pt" fo:font-weight="bold" officeooo:rsid="00198172" officeooo:paragraph-rsid="001c4834" style:font-size-asian="14pt" style:font-weight-asian="bold" style:font-size-complex="14pt" style:font-weight-complex="bold"/>
    </style:style>
    <style:style style:name="P34" style:family="paragraph" style:parent-style-name="Standard" style:list-style-name="L1">
      <style:paragraph-properties fo:line-height="100%"/>
      <style:text-properties fo:font-size="14pt" fo:font-weight="bold" officeooo:rsid="00198172" officeooo:paragraph-rsid="0027fde0" style:font-size-asian="14pt" style:font-weight-asian="bold" style:font-size-complex="14pt" style:font-weight-complex="bold"/>
    </style:style>
    <style:style style:name="P35" style:family="paragraph" style:parent-style-name="Standard" style:list-style-name="L1">
      <style:paragraph-properties fo:line-height="100%"/>
      <style:text-properties fo:font-size="14pt" fo:font-weight="bold" officeooo:rsid="00198172" officeooo:paragraph-rsid="00290c59" style:font-size-asian="14pt" style:font-weight-asian="bold" style:font-size-complex="14pt" style:font-weight-complex="bold"/>
    </style:style>
    <style:style style:name="P36" style:family="paragraph" style:parent-style-name="Standard" style:list-style-name="L1">
      <style:paragraph-properties fo:line-height="100%"/>
      <style:text-properties fo:font-size="14pt" fo:font-weight="bold" officeooo:rsid="00198172" officeooo:paragraph-rsid="002ae998" style:font-size-asian="14pt" style:font-weight-asian="bold" style:font-size-complex="14pt" style:font-weight-complex="bold"/>
    </style:style>
    <style:style style:name="P37" style:family="paragraph" style:parent-style-name="Standard" style:list-style-name="L1">
      <style:paragraph-properties fo:line-height="100%"/>
      <style:text-properties fo:font-size="14pt" fo:font-weight="bold" officeooo:rsid="00198172" officeooo:paragraph-rsid="002e76ab" style:font-size-asian="14pt" style:font-weight-asian="bold" style:font-size-complex="14pt" style:font-weight-complex="bold"/>
    </style:style>
    <style:style style:name="P38" style:family="paragraph" style:parent-style-name="Standard">
      <style:paragraph-properties fo:line-height="100%"/>
      <style:text-properties fo:font-size="14pt" fo:font-weight="bold" officeooo:rsid="00198172" officeooo:paragraph-rsid="0027fde0" style:font-size-asian="14pt" style:font-weight-asian="bold" style:font-size-complex="14pt" style:font-weight-complex="bold"/>
    </style:style>
    <style:style style:name="P39" style:family="paragraph" style:parent-style-name="Standard" style:list-style-name="L1">
      <style:paragraph-properties fo:line-height="100%"/>
      <style:text-properties fo:font-size="14pt" fo:font-weight="bold" officeooo:rsid="001c4834" officeooo:paragraph-rsid="001cdf45" style:font-size-asian="14pt" style:font-weight-asian="bold" style:font-size-complex="14pt" style:font-weight-complex="bold"/>
    </style:style>
    <style:style style:name="P40" style:family="paragraph" style:parent-style-name="Standard" style:list-style-name="L1">
      <style:paragraph-properties fo:line-height="100%"/>
      <style:text-properties fo:font-size="14pt" fo:font-weight="bold" officeooo:rsid="001c4834" officeooo:paragraph-rsid="001c4834" style:font-size-asian="14pt" style:font-weight-asian="bold" style:font-size-complex="14pt" style:font-weight-complex="bold"/>
    </style:style>
    <style:style style:name="P41" style:family="paragraph" style:parent-style-name="Standard" style:list-style-name="L1">
      <style:paragraph-properties fo:line-height="100%"/>
      <style:text-properties fo:font-size="14pt" fo:font-weight="bold" officeooo:rsid="001c4834" officeooo:paragraph-rsid="001c4834" style:font-size-asian="12.25pt" style:font-weight-asian="bold" style:font-size-complex="14pt" style:font-weight-complex="bold"/>
    </style:style>
    <style:style style:name="P42" style:family="paragraph" style:parent-style-name="Standard" style:list-style-name="L1">
      <style:paragraph-properties fo:line-height="100%"/>
      <style:text-properties fo:font-size="14pt" fo:font-weight="bold" officeooo:rsid="001c4834" officeooo:paragraph-rsid="001cdf45" style:font-size-asian="12.25pt" style:font-weight-asian="bold" style:font-size-complex="14pt" style:font-weight-complex="bold"/>
    </style:style>
    <style:style style:name="P43" style:family="paragraph" style:parent-style-name="Standard" style:list-style-name="L1">
      <style:paragraph-properties fo:line-height="100%"/>
      <style:text-properties fo:font-size="14pt" fo:font-weight="bold" officeooo:rsid="001c4834" officeooo:paragraph-rsid="00290c59" style:font-size-asian="12.25pt" style:font-weight-asian="bold" style:font-size-complex="14pt" style:font-weight-complex="bold"/>
    </style:style>
    <style:style style:name="P44" style:family="paragraph" style:parent-style-name="Standard" style:list-style-name="L1">
      <style:paragraph-properties fo:line-height="100%"/>
      <style:text-properties fo:font-size="14pt" fo:font-weight="bold" officeooo:rsid="001c4834" officeooo:paragraph-rsid="002ae998" style:font-size-asian="12.25pt" style:font-weight-asian="bold" style:font-size-complex="14pt" style:font-weight-complex="bold"/>
    </style:style>
    <style:style style:name="P45" style:family="paragraph" style:parent-style-name="Standard" style:list-style-name="L1">
      <style:paragraph-properties fo:line-height="100%"/>
      <style:text-properties fo:color="#ff0000" fo:font-size="14pt" officeooo:rsid="00198172" officeooo:paragraph-rsid="00198172" style:font-size-asian="14pt" style:font-size-complex="14pt"/>
    </style:style>
    <style:style style:name="P46" style:family="paragraph" style:parent-style-name="Standard" style:list-style-name="L1">
      <style:paragraph-properties fo:line-height="100%"/>
      <style:text-properties fo:color="#ff0000" fo:font-size="14pt" officeooo:rsid="00198172" officeooo:paragraph-rsid="001ac71a" style:font-size-asian="14pt" style:font-size-complex="14pt"/>
    </style:style>
    <style:style style:name="P47" style:family="paragraph" style:parent-style-name="Standard">
      <style:paragraph-properties fo:line-height="100%"/>
      <style:text-properties fo:color="#ff0000" fo:font-size="14pt" fo:font-weight="normal" officeooo:rsid="00198172" officeooo:paragraph-rsid="001cdf45" style:font-size-asian="14pt" style:font-weight-asian="normal" style:font-size-complex="14pt" style:font-weight-complex="normal"/>
    </style:style>
    <style:style style:name="P48" style:family="paragraph" style:parent-style-name="Standard" style:list-style-name="L1">
      <style:paragraph-properties fo:line-height="100%"/>
      <style:text-properties fo:color="#ff0000" fo:font-size="14pt" fo:font-weight="normal" officeooo:rsid="001a4aa8" officeooo:paragraph-rsid="001ac71a" style:font-size-asian="12.25pt" style:font-weight-asian="normal" style:font-size-complex="14pt" style:font-weight-complex="normal"/>
    </style:style>
    <style:style style:name="P49" style:family="paragraph" style:parent-style-name="Header"/>
    <style:style style:name="T1" style:family="text">
      <style:text-properties officeooo:rsid="00168e30"/>
    </style:style>
    <style:style style:name="T2" style:family="text">
      <style:text-properties officeooo:rsid="0019817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8172" style:font-weight-asian="bold" style:font-weight-complex="bold"/>
    </style:style>
    <style:style style:name="T5" style:family="text">
      <style:text-properties fo:font-weight="bold" officeooo:rsid="00168e30" style:font-weight-asian="bold" style:font-weight-complex="bold"/>
    </style:style>
    <style:style style:name="T6" style:family="text">
      <style:text-properties fo:font-weight="bold" officeooo:rsid="001bcc8b" style:font-weight-asian="bold" style:font-weight-complex="bold"/>
    </style:style>
    <style:style style:name="T7" style:family="text">
      <style:text-properties fo:font-weight="bold" officeooo:rsid="001c4834" style:font-weight-asian="bold" style:font-weight-complex="bold"/>
    </style:style>
    <style:style style:name="T8" style:family="text">
      <style:text-properties fo:font-weight="bold" officeooo:rsid="001a4aa8" style:font-size-asian="12.25pt" style:font-weight-asian="bold" style:font-weight-complex="bold"/>
    </style:style>
    <style:style style:name="T9" style:family="text">
      <style:text-properties fo:font-weight="bold" officeooo:rsid="001c4834" style:font-size-asian="12.25pt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c4834" style:font-weight-asian="normal" style:font-weight-complex="normal"/>
    </style:style>
    <style:style style:name="T12" style:family="text">
      <style:text-properties fo:font-weight="normal" officeooo:rsid="001cdf45" style:font-weight-asian="normal" style:font-weight-complex="normal"/>
    </style:style>
    <style:style style:name="T13" style:family="text">
      <style:text-properties fo:font-weight="normal" officeooo:rsid="001e65c3" style:font-weight-asian="normal" style:font-weight-complex="normal"/>
    </style:style>
    <style:style style:name="T14" style:family="text">
      <style:text-properties fo:font-weight="normal" officeooo:rsid="001f4a53" style:font-weight-asian="normal" style:font-weight-complex="normal"/>
    </style:style>
    <style:style style:name="T15" style:family="text">
      <style:text-properties fo:font-weight="normal" officeooo:rsid="0020f7c7" style:font-weight-asian="normal" style:font-weight-complex="normal"/>
    </style:style>
    <style:style style:name="T16" style:family="text">
      <style:text-properties fo:font-weight="normal" officeooo:rsid="00261dad" style:font-weight-asian="normal" style:font-weight-complex="normal"/>
    </style:style>
    <style:style style:name="T17" style:family="text">
      <style:text-properties fo:font-weight="normal" officeooo:rsid="001bcc8b" style:font-weight-asian="normal" style:font-weight-complex="normal"/>
    </style:style>
    <style:style style:name="T18" style:family="text">
      <style:text-properties fo:font-weight="normal" officeooo:rsid="001a4aa8" style:font-size-asian="12.25pt" style:font-weight-asian="normal" style:font-weight-complex="normal"/>
    </style:style>
    <style:style style:name="T19" style:family="text">
      <style:text-properties fo:font-weight="normal" officeooo:rsid="001c4834" style:font-size-asian="12.25pt" style:font-weight-asian="normal" style:font-weight-complex="normal"/>
    </style:style>
    <style:style style:name="T20" style:family="text">
      <style:text-properties fo:font-weight="normal" officeooo:rsid="001cdf45" style:font-size-asian="12.25pt" style:font-weight-asian="normal" style:font-weight-complex="normal"/>
    </style:style>
    <style:style style:name="T21" style:family="text">
      <style:text-properties fo:font-size="14pt" fo:font-weight="bold" officeooo:rsid="001a4aa8" style:font-size-asian="12.25pt" style:font-weight-asian="bold" style:font-size-complex="14pt" style:font-weight-complex="bold"/>
    </style:style>
    <style:style style:name="T22" style:family="text">
      <style:text-properties fo:font-size="14pt" fo:font-weight="bold" officeooo:rsid="001bcc8b" style:font-size-asian="12.25pt" style:font-weight-asian="bold" style:font-size-complex="14pt" style:font-weight-complex="bold"/>
    </style:style>
    <style:style style:name="T23" style:family="text">
      <style:text-properties fo:font-size="14pt" fo:font-weight="bold" officeooo:rsid="001c4834" style:font-size-asian="12.25pt" style:font-weight-asian="bold" style:font-size-complex="14pt" style:font-weight-complex="bold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size="14pt" fo:font-weight="bold" officeooo:rsid="00168e30" style:font-size-asian="14pt" style:font-weight-asian="bold" style:font-size-complex="14pt" style:font-weight-complex="bold"/>
    </style:style>
    <style:style style:name="T26" style:family="text">
      <style:text-properties fo:font-size="14pt" fo:font-weight="normal" style:font-size-asian="12.25pt" style:font-weight-asian="normal" style:font-size-complex="14pt" style:font-weight-complex="normal"/>
    </style:style>
    <style:style style:name="T27" style:family="text">
      <style:text-properties fo:font-size="14pt" fo:font-weight="normal" officeooo:rsid="001a4aa8" style:font-size-asian="12.25pt" style:font-weight-asian="normal" style:font-size-complex="14pt" style:font-weight-complex="normal"/>
    </style:style>
    <style:style style:name="T28" style:family="text">
      <style:text-properties fo:font-size="14pt" fo:font-weight="normal" officeooo:rsid="001ac71a" style:font-size-asian="12.25pt" style:font-weight-asian="normal" style:font-size-complex="14pt" style:font-weight-complex="normal"/>
    </style:style>
    <style:style style:name="T29" style:family="text">
      <style:text-properties fo:font-size="14pt" fo:font-weight="normal" officeooo:rsid="001bcc8b" style:font-size-asian="12.25pt" style:font-weight-asian="normal" style:font-size-complex="14pt" style:font-weight-complex="normal"/>
    </style:style>
    <style:style style:name="T30" style:family="text">
      <style:text-properties fo:font-size="14pt" fo:font-weight="normal" officeooo:rsid="001f4a53" style:font-size-asian="12.25pt" style:font-weight-asian="normal" style:font-size-complex="14pt" style:font-weight-complex="normal"/>
    </style:style>
    <style:style style:name="T31" style:family="text">
      <style:text-properties fo:font-size="14pt" fo:font-weight="normal" officeooo:rsid="0020f7c7" style:font-size-asian="12.25pt" style:font-weight-asian="normal" style:font-size-complex="14pt" style:font-weight-complex="normal"/>
    </style:style>
    <style:style style:name="T32" style:family="text">
      <style:text-properties fo:font-size="14pt" fo:font-weight="normal" officeooo:rsid="001c4834" style:font-size-asian="12.25pt" style:font-weight-asian="normal" style:font-size-complex="14pt" style:font-weight-complex="normal"/>
    </style:style>
    <style:style style:name="T33" style:family="text">
      <style:text-properties fo:font-size="14pt" fo:font-weight="normal" officeooo:rsid="001cdf45" style:font-size-asian="12.25pt" style:font-weight-asian="normal" style:font-size-complex="14pt" style:font-weight-complex="normal"/>
    </style:style>
    <style:style style:name="T34" style:family="text">
      <style:text-properties fo:font-size="14pt" fo:font-weight="normal" style:font-size-asian="14pt" style:font-weight-asian="normal" style:font-size-complex="14pt" style:font-weight-complex="normal"/>
    </style:style>
    <style:style style:name="T35" style:family="text">
      <style:text-properties fo:font-size="14pt" fo:font-weight="normal" officeooo:rsid="00168e30" style:font-size-asian="14pt" style:font-weight-asian="normal" style:font-size-complex="14pt" style:font-weight-complex="normal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size="14pt" officeooo:rsid="00168e30" style:font-size-asian="14pt" style:font-size-complex="14pt"/>
    </style:style>
    <style:style style:name="T38" style:family="text">
      <style:text-properties fo:font-size="14pt" officeooo:rsid="001f4a53" style:font-size-asian="14pt" style:font-size-complex="14pt"/>
    </style:style>
    <style:style style:name="T39" style:family="text">
      <style:text-properties fo:font-size="14pt" style:font-size-asian="12.25pt" style:font-size-complex="14pt"/>
    </style:style>
    <style:style style:name="T40" style:family="text">
      <style:text-properties officeooo:rsid="001ac71a"/>
    </style:style>
    <style:style style:name="T41" style:family="text">
      <style:text-properties fo:color="#ff0000"/>
    </style:style>
    <style:style style:name="T42" style:family="text">
      <style:text-properties fo:color="#ff0000" officeooo:rsid="00198172"/>
    </style:style>
    <style:style style:name="T43" style:family="text">
      <style:text-properties fo:color="#ff0000" fo:font-size="14pt" fo:font-weight="normal" style:font-size-asian="12.25pt" style:font-weight-asian="normal" style:font-size-complex="14pt" style:font-weight-complex="normal"/>
    </style:style>
    <style:style style:name="T44" style:family="text">
      <style:text-properties fo:color="#ff0000" fo:font-weight="normal" officeooo:rsid="001a4aa8" style:font-size-asian="12.25pt" style:font-weight-asian="normal" style:font-weight-complex="normal"/>
    </style:style>
    <style:style style:name="T45" style:family="text">
      <style:text-properties fo:color="#ff0000" fo:font-weight="normal" officeooo:rsid="001cdf45" style:font-size-asian="12.25pt" style:font-weight-asian="normal" style:font-weight-complex="normal"/>
    </style:style>
    <style:style style:name="T46" style:family="text">
      <style:text-properties fo:color="#ff0000" fo:font-weight="normal" style:font-weight-asian="normal" style:font-weight-complex="normal"/>
    </style:style>
    <style:style style:name="T47" style:family="text">
      <style:text-properties fo:color="#ff0000" fo:font-weight="normal" officeooo:rsid="00168e30" style:font-weight-asian="normal" style:font-weight-complex="normal"/>
    </style:style>
    <style:style style:name="T48" style:family="text">
      <style:text-properties fo:color="#ff0000" fo:font-weight="normal" officeooo:rsid="00198172" style:font-weight-asian="normal" style:font-weight-complex="normal"/>
    </style:style>
    <style:style style:name="T49" style:family="text">
      <style:text-properties fo:color="#ff0000" fo:font-weight="normal" officeooo:rsid="001bcc8b" style:font-weight-asian="normal" style:font-weight-complex="normal"/>
    </style:style>
    <style:style style:name="T50" style:family="text">
      <style:text-properties officeooo:rsid="001c4834"/>
    </style:style>
    <style:style style:name="T51" style:family="text">
      <style:text-properties officeooo:rsid="001bcc8b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21674177373284475" text:style-name="L1">
        <text:list-item>
          <text:h text:style-name="P1" text:outline-level="1">Testovacie scenáre</text:h>
          <text:h text:style-name="P1" text:outline-level="1"/>
          <text:list>
            <text:list-item>
              <text:h text:style-name="P3" text:outline-level="1">Registrácia</text:h>
              <text:h text:style-name="P2" text:outline-level="1"/>
              <text:list>
                <text:list-item>
                  <text:h text:style-name="P19" text:outline-level="1"><text:span text:style-name="T3">Vstup:</text:span> <text:span text:style-name="T2">správne </text:span>vyplnený registračný formulár</text:h>
                  <text:list>
                    <text:list-item>
                      <text:list>
                        <text:list-header>
                          <text:h text:style-name="P19" text:outline-level="1"><text:span text:style-name="T3">Výstup:</text:span> údaje budú uložené v databáze na serveri</text:h>
                          <text:h text:style-name="P22" text:outline-level="1"><text:span text:style-name="T3">Sta</text:span><text:span text:style-name="T4">v:</text:span><text:span text:style-name="T2"> </text:span><text:span text:style-name="T42">neotestované</text:span></text:h>
                          <text:h text:style-name="P22" text:outline-level="1"><text:span text:style-name="T42"/></text:h>
                        </text:list-header>
                      </text:list>
                    </text:list-item>
                  </text:list>
                </text:list-item>
                <text:list-item>
                  <text:h text:style-name="P19" text:outline-level="1"><text:span text:style-name="T3">Vstup</text:span>: nesprávne zadané vstupné údaje</text:h>
                  <text:list>
                    <text:list-item>
                      <text:list>
                        <text:list-header>
                          <text:h text:style-name="P19" text:outline-level="1"><text:span text:style-name="T3">Výstup</text:span>: zobrazenie chybovej hlášky užívateľovi</text:h>
                          <text:h text:style-name="P23" text:outline-level="1"><text:span text:style-name="T3">Stav</text:span>: <text:span text:style-name="T41">neotestované</text:span></text:h>
                          <text:h text:style-name="P45" text:outline-level="1"/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h text:style-name="P4" text:outline-level="1">Prihlásenie <text:span text:style-name="T1">a odhlásenie</text:span></text:h>
              <text:h text:style-name="P4" text:outline-level="1"/>
              <text:list>
                <text:list-item>
                  <text:h text:style-name="P6" text:outline-level="1"><text:span text:style-name="T25">V</text:span><text:span text:style-name="T24">stup</text:span><text:span text:style-name="T34">: pripájanie sa cez konfiguračný súbor</text:span></text:h>
                  <text:list>
                    <text:list-item>
                      <text:list>
                        <text:list-header>
                          <text:h text:style-name="P16" text:outline-level="1"><text:span text:style-name="T36">Výstup</text:span><text:span text:style-name="T34">: </text:span><text:span text:style-name="T35">zobrazenie hlavného okna aplikáci</text:span></text:h>
                          <text:h text:style-name="P37" text:outline-level="1"><text:span text:style-name="T1">Stav: </text:span><text:span text:style-name="T47">neotestované</text:span></text:h>
                          <text:h text:style-name="P37" text:outline-level="1"><text:span text:style-name="T47"/></text:h>
                        </text:list-header>
                      </text:list>
                    </text:list-item>
                  </text:list>
                </text:list-item>
                <text:list-item>
                  <text:h text:style-name="P4" text:outline-level="1"><text:span text:style-name="T25">Vstup:</text:span><text:span text:style-name="T37"> správne zadané údaje o prihlásení</text:span></text:h>
                  <text:list>
                    <text:list-item>
                      <text:list>
                        <text:list-header>
                          <text:h text:style-name="P20" text:outline-level="1"><text:span text:style-name="T3">Výstup:</text:span> zobrazenie hlavného okna aplikácie</text:h>
                          <text:h text:style-name="P24" text:outline-level="1"><text:span text:style-name="T5">Stav: </text:span><text:span text:style-name="T47">neotestované</text:span></text:h>
                          <text:h text:style-name="P24" text:outline-level="1"><text:span text:style-name="T47"/></text:h>
                        </text:list-header>
                      </text:list>
                    </text:list-item>
                  </text:list>
                </text:list-item>
                <text:list-item>
                  <text:h text:style-name="P4" text:outline-level="1"><text:span text:style-name="T25">Vstup:</text:span><text:span text:style-name="T37"> </text:span><text:span text:style-name="T38">ne</text:span><text:span text:style-name="T37">správne zadané údaje o prihlásení</text:span></text:h>
                  <text:list>
                    <text:list-item>
                      <text:list>
                        <text:list-header>
                          <text:h text:style-name="P20" text:outline-level="1"><text:span text:style-name="T3">Výstup:</text:span> zobrazenie chybovej hlášky užívateľovi</text:h>
                          <text:h text:style-name="P24" text:outline-level="1"><text:span text:style-name="T3">Stav:</text:span> <text:span text:style-name="T41">neotestované</text:span></text:h>
                          <text:h text:style-name="P46" text:outline-level="1"/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h text:style-name="P7" text:outline-level="1">Skupiny</text:h>
              <text:list>
                <text:list-header>
                  <text:h text:style-name="P25" text:outline-level="1"><text:span text:style-name="T3"/></text:h>
                </text:list-header>
                <text:list-item>
                  <text:h text:style-name="P26" text:outline-level="1"><text:span text:style-name="T3">Vstup</text:span><text:span text:style-name="T10">: správne vyplnený formulár na tvorbu skupiny</text:span></text:h>
                  <text:list>
                    <text:list-item>
                      <text:list>
                        <text:list-header>
                          <text:h text:style-name="P31" text:outline-level="1">Výstup<text:span text:style-name="T10">: uloženie skupiny do databázy a pripojenie sa do skupiny</text:span></text:h>
                          <text:h text:style-name="P34" text:outline-level="1">Stav: <text:span text:style-name="T46">neotestované</text:span></text:h>
                          <text:h text:style-name="P34" text:outline-level="1"><text:span text:style-name="T46"/></text:h>
                        </text:list-header>
                      </text:list>
                    </text:list-item>
                  </text:list>
                </text:list-item>
                <text:list-item>
                  <text:h text:style-name="P27" text:outline-level="1"><text:span text:style-name="T6">Vstup</text:span><text:span text:style-name="T17">: správne vyplnený formulár na </text:span><text:span text:style-name="T14">úpravu</text:span><text:span text:style-name="T17"> skupiny</text:span></text:h>
                  <text:list>
                    <text:list-item>
                      <text:list>
                        <text:list-header>
                          <text:h text:style-name="P31" text:outline-level="1">Výstup<text:span text:style-name="T10">: </text:span><text:span text:style-name="T14">uloženie zmeny do databázy, vykonanie vhodných akcií pre členov skupiny</text:span></text:h>
                          <text:h text:style-name="P34" text:outline-level="1">Stav: <text:span text:style-name="T46">neotestované</text:span></text:h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38" text:outline-level="1"><text:span text:style-name="T46"/></text:h>
      <text:h text:style-name="P38" text:outline-level="1"><text:span text:style-name="T46"/></text:h>
      <text:list xml:id="list200112029429549" text:continue-numbering="true" text:style-name="L1">
        <text:list-item>
          <text:list>
            <text:list-item>
              <text:list>
                <text:list-item>
                  <text:h text:style-name="P27" text:outline-level="1"><text:soft-page-break/><text:span text:style-name="T6">Vstup</text:span><text:span text:style-name="T17">: skupina vybraná používateľom na pripojenie</text:span></text:h>
                  <text:list>
                    <text:list-item>
                      <text:list>
                        <text:list-header>
                          <text:h text:style-name="P31" text:outline-level="1">Výstup<text:span text:style-name="T10">: pripojenie sa do skupiny, nastavenie prá</text:span><text:span text:style-name="T14">v, </text:span><text:span text:style-name="T10">zobrazenie:</text:span></text:h>
                          <text:h text:style-name="P31" text:outline-level="1"><text:span text:style-name="T10">1. strany anotovaného dokumentu, </text:span><text:span text:style-name="T11">anotácií, komentárov, … </text:span><text:span text:style-name="T10">ak sa môže pripojiť, </text:span><text:span text:style-name="T11">i</text:span><text:span text:style-name="T10">nak chybová hláška</text:span></text:h>
                          <text:h text:style-name="P34" text:outline-level="1"><text:span text:style-name="T51">Stav:</text:span><text:span text:style-name="T17"> </text:span><text:span text:style-name="T49">neotestované</text:span></text:h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38" text:outline-level="1"><text:span text:style-name="T49"/></text:h>
      <text:h text:style-name="P38" text:outline-level="1"><text:span text:style-name="T49"/></text:h>
      <text:list xml:id="list200111416651145" text:continue-numbering="true" text:style-name="L1">
        <text:list-item>
          <text:list>
            <text:list-item>
              <text:list>
                <text:list-item>
                  <text:h text:style-name="P27" text:outline-level="1"><text:span text:style-name="T6">Vstup</text:span><text:span text:style-name="T17">: </text:span><text:span text:style-name="T12">požiadavka o zrušenie skupiny</text:span></text:h>
                  <text:list>
                    <text:list-item>
                      <text:list>
                        <text:list-header>
                          <text:h text:style-name="P31" text:outline-level="1">Výstup<text:span text:style-name="T10">: </text:span><text:span text:style-name="T12">vymazanie skupiny z databázy a odpojenie všetkých jej aktívnych členov</text:span></text:h>
                          <text:h text:style-name="P31" text:outline-level="1"><text:span text:style-name="T2">Stav: </text:span><text:span text:style-name="T48">neotestované</text:span></text:h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3" text:outline-level="1"/>
      <text:list xml:id="list200111146054901" text:continue-numbering="true" text:style-name="L1">
        <text:list-item>
          <text:list>
            <text:list-item>
              <text:h text:style-name="P8" text:outline-level="1">Anotáci<text:span text:style-name="T50">e</text:span></text:h>
              <text:h text:style-name="P8" text:outline-level="1"/>
              <text:list>
                <text:list-item>
                  <text:h text:style-name="P8" text:outline-level="1"><text:span text:style-name="T21">V</text:span><text:span text:style-name="T22">stup</text:span><text:span text:style-name="T29">: odznačen</text:span><text:span text:style-name="T30">á voľba</text:span><text:span text:style-name="T29"> na zobrazovenie kategórie anotácie v <text:tab/>texte</text:span></text:h>
                  <text:list>
                    <text:list-item>
                      <text:list>
                        <text:list-header>
                          <text:h text:style-name="P17" text:outline-level="1"><text:span text:style-name="T39">Výstup</text:span><text:span text:style-name="T26">: v texte nebudú farebne vyznačené anotácie danej kategórie</text:span></text:h>
                          <text:h text:style-name="P17" text:outline-level="1"><text:span text:style-name="T39">Stav</text:span><text:span text:style-name="T26">: </text:span><text:span text:style-name="T43">neotestované</text:span></text:h>
                          <text:h text:style-name="P17" text:outline-level="1"><text:span text:style-name="T43"/></text:h>
                        </text:list-header>
                      </text:list>
                    </text:list-item>
                  </text:list>
                </text:list-item>
                <text:list-item>
                  <text:h text:style-name="P9" text:outline-level="1"><text:span text:style-name="T21">Vstup</text:span><text:span text:style-name="T27">: </text:span><text:span text:style-name="T28">správne vyplnený formulár pre tvorbu novej kategórie <text:tab/>anotácií/úprava paremetrov kategórie/zmazanie</text:span></text:h>
                  <text:list>
                    <text:list-item>
                      <text:list>
                        <text:list-header>
                          <text:h text:style-name="P18" text:outline-level="1"><text:span text:style-name="T39">Výstup</text:span><text:span text:style-name="T26">: patričná akcia sa vykoná nad databázou a zvyšní používatelia v skupine budú o akcii notifikovaní</text:span></text:h>
                          <text:h text:style-name="P17" text:outline-level="1"><text:span text:style-name="T26">Stav: </text:span><text:span text:style-name="T43">neotestované</text:span></text:h>
                          <text:h text:style-name="P17" text:outline-level="1"><text:span text:style-name="T43"/></text:h>
                        </text:list-header>
                      </text:list>
                    </text:list-item>
                  </text:list>
                </text:list-item>
                <text:list-item>
                  <text:h text:style-name="P10" text:outline-level="1"><text:span text:style-name="T21">Vstup</text:span><text:span text:style-name="T27">: </text:span><text:span text:style-name="T31">označený text + </text:span><text:span text:style-name="T28">vyplnený formulár</text:span><text:span text:style-name="T27"> pr</text:span><text:span text:style-name="T31">e <text:tab/></text:span><text:span text:style-name="T27">pridanie/</text:span><text:span text:style-name="T28">zmazanie/úpravu </text:span><text:span text:style-name="T27">anotácie</text:span></text:h>
                  <text:list>
                    <text:list-item>
                      <text:list>
                        <text:list-header>
                          <text:h text:style-name="P21" text:outline-level="1"><text:span text:style-name="T3">Výstup:</text:span> <text:span text:style-name="T40">pridanie/zmazanie/úprava anotácie v databáze a notifikácia ostatných užívateľov v skupine o zmene ak dovoľujú práva používateľa, inak chybová hláška</text:span></text:h>
                          <text:h text:style-name="P24" text:outline-level="1"><text:span text:style-name="T8">Stav:</text:span><text:span text:style-name="T18"> </text:span><text:span text:style-name="T44">neotestované</text:span></text:h>
                          <text:h text:style-name="P48" text:outline-level="1"/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h text:style-name="P11" text:outline-level="1">Komentáre</text:h>
              <text:h text:style-name="P11" text:outline-level="1"/>
              <text:list>
                <text:list-item>
                  <text:h text:style-name="P15" text:outline-level="1"><text:span text:style-name="T23">Vstup</text:span><text:span text:style-name="T32">: správne vyplnený formulár pre zadanie/úpravu komentáru <text:tab/>alebo<text:tab/>požiadavka o jeho zmazanie</text:span></text:h>
                  <text:list>
                    <text:list-item>
                      <text:list>
                        <text:list-header>
                          <text:h text:style-name="P43" text:outline-level="1">Výstup<text:span text:style-name="T10">: komentár bude uložený/upravený/zmazaný z databázy, o zmene budú informovaní zvyšní ľudia v skupine</text:span></text:h>
                          <text:h text:style-name="P35" text:outline-level="1">Stav<text:span text:style-name="T10">: </text:span><text:span text:style-name="T46">neotestované</text:span></text:h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h text:style-name="P11" text:outline-level="1"><text:soft-page-break/>Log</text:h>
            </text:list-item>
          </text:list>
        </text:list-item>
      </text:list>
      <text:h text:style-name="P12" text:outline-level="1"/>
      <text:list xml:id="list200112031813590" text:continue-numbering="true" text:style-name="L1">
        <text:list-item>
          <text:list>
            <text:list-item>
              <text:list>
                <text:list-item>
                  <text:h text:style-name="P28" text:outline-level="1"><text:span text:style-name="T9">Vstup</text:span><text:span text:style-name="T19">: </text:span><text:span text:style-name="T20">ľubovoľná</text:span><text:span text:style-name="T19"> </text:span><text:span text:style-name="T20">zmena v skupine</text:span></text:h>
                  <text:list>
                    <text:list-item>
                      <text:list>
                        <text:list-header>
                          <text:h text:style-name="P44" text:outline-level="1">Výstup<text:span text:style-name="T10">: </text:span><text:span text:style-name="T12">zmena sa zobrazí každému prihlásenému používateľovi v </text:span><text:span text:style-name="T15">danej</text:span><text:span text:style-name="T12"> skupine</text:span></text:h>
                          <text:h text:style-name="P36" text:outline-level="1"><text:span text:style-name="T45">Stav: neotestované</text:span></text:h>
                          <text:h text:style-name="P36" text:outline-level="1"><text:span text:style-name="T45"/></text:h>
                        </text:list-header>
                      </text:list>
                    </text:list-item>
                  </text:list>
                </text:list-item>
                <text:list-item>
                  <text:h text:style-name="P28" text:outline-level="1"><text:span text:style-name="T9">Vstup</text:span><text:span text:style-name="T19">: </text:span><text:span text:style-name="T20">požiadavka o zobrazenie logu pod textom/v inom tabe</text:span></text:h>
                  <text:list>
                    <text:list-item>
                      <text:list>
                        <text:list-header>
                          <text:h text:style-name="P44" text:outline-level="1">Výstup<text:span text:style-name="T10">: </text:span><text:span text:style-name="T12">log sa bude zobrazovať pod textom/v inom tabe</text:span></text:h>
                          <text:h text:style-name="P36" text:outline-level="1">Stav<text:span text:style-name="T10">: </text:span><text:span text:style-name="T46">neotestované</text:span></text:h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47" text:outline-level="1"/>
      <text:list xml:id="list200111381810868" text:continue-numbering="true" text:style-name="L1">
        <text:list-item>
          <text:list>
            <text:list-item>
              <text:h text:style-name="P14" text:outline-level="1">Hľadanie</text:h>
              <text:h text:style-name="P14" text:outline-level="1"/>
              <text:list>
                <text:list-item>
                  <text:h text:style-name="P29" text:outline-level="1"><text:span text:style-name="T7">Vstup</text:span><text:span text:style-name="T11">: </text:span><text:span text:style-name="T10">text, ktorý hľadáme v dokumente</text:span></text:h>
                  <text:list>
                    <text:list-item>
                      <text:list>
                        <text:list-header>
                          <text:h text:style-name="P39" text:outline-level="1">Výstup<text:span text:style-name="T10">: </text:span><text:span text:style-name="T12">zvýraznen</text:span><text:span text:style-name="T16">é výskyty</text:span><text:span text:style-name="T12"> v dokumente</text:span></text:h>
                          <text:h text:style-name="P32" text:outline-level="1">Stav<text:span text:style-name="T10">: </text:span><text:span text:style-name="T46">neotestované</text:span></text:h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47" text:outline-level="1"/>
      <text:list xml:id="list200111991592162" text:continue-numbering="true" text:style-name="L1">
        <text:list-item>
          <text:list>
            <text:list-item>
              <text:h text:style-name="P5" text:outline-level="1">Export</text:h>
              <text:h text:style-name="P5" text:outline-level="1"/>
              <text:list>
                <text:list-item>
                  <text:h text:style-name="P30" text:outline-level="1"><text:span text:style-name="T7">Vstup</text:span><text:span text:style-name="T11">: požiadavka o export </text:span><text:span text:style-name="T12">aktuálneho </text:span><text:span text:style-name="T11">dokumentu</text:span></text:h>
                  <text:list>
                    <text:list-item>
                      <text:list>
                        <text:list-header>
                          <text:h text:style-name="P40" text:outline-level="1">Výstup<text:span text:style-name="T10">: exportovaný dokument </text:span><text:span text:style-name="T13">podľa aktuálneho stavu databázy</text:span></text:h>
                          <text:h text:style-name="P33" text:outline-level="1">Stav<text:span text:style-name="T10">: </text:span><text:span text:style-name="T46">neotestované</text:span></text:h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text-properties fo:background-color="transparen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h text:style-name="Header" text:outline-level="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6:10:10.268477539</meta:creation-date>
    <dc:date>2016-11-10T20:00:52.639057197</dc:date>
    <meta:editing-duration>PT18M30S</meta:editing-duration>
    <meta:editing-cycles>16</meta:editing-cycles>
    <meta:generator>LibreOffice/5.1.5.2$Linux_x86 LibreOffice_project/10m0$Build-2</meta:generator>
    <meta:document-statistic meta:table-count="0" meta:image-count="0" meta:object-count="0" meta:page-count="3" meta:paragraph-count="62" meta:word-count="365" meta:character-count="2736" meta:non-whitespace-character-count="2401"/>
  </office:meta>
</office:document-meta>
</file>